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405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12.199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5.082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13.645cm"/>
    </style:style>
    <style:style style:name="co8" style:family="table-column">
      <style:table-column-properties fo:break-before="auto" style:column-width="10.596cm"/>
    </style:style>
    <style:style style:name="co9" style:family="table-column">
      <style:table-column-properties fo:break-before="auto" style:column-width="11.456cm"/>
    </style:style>
    <style:style style:name="co10" style:family="table-column">
      <style:table-column-properties fo:break-before="auto" style:column-width="7.74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2.9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5.19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404cm" fo:break-before="auto" style:use-optimal-row-height="false"/>
    </style:style>
    <style:style style:name="ro14" style:family="table-row">
      <style:table-row-properties style:row-height="2.184cm" fo:break-before="auto" style:use-optimal-row-height="false"/>
    </style:style>
    <style:style style:name="ro15" style:family="table-row">
      <style:table-row-properties style:row-height="1.842cm" fo:break-before="auto" style:use-optimal-row-height="false"/>
    </style:style>
    <style:style style:name="ro16" style:family="table-row">
      <style:table-row-properties style:row-height="0.954cm" fo:break-before="auto" style:use-optimal-row-height="false"/>
    </style:style>
    <style:style style:name="ro17" style:family="table-row">
      <style:table-row-properties style:row-height="1.348cm" fo:break-before="auto" style:use-optimal-row-height="false"/>
    </style:style>
    <style:style style:name="ta1" style:family="table" style:master-page-name="PageStyle_5f_Opis">
      <style:table-properties table:display="true" style:writing-mode="lr-tb" table:tab-color="#ffffff"/>
    </style:style>
    <style:style style:name="ta2" style:family="table" style:master-page-name="PageStyle_5f_Product_20_Backlog">
      <style:table-properties table:display="true" style:writing-mode="lr-tb" table:tab-color="#ffffff"/>
    </style:style>
    <style:style style:name="ta3" style:family="table" style:master-page-name="PageStyle_5f_Sprint_20_Backlog_20__23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ext-properties fo:color="#000000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afd095"/>
      <style:text-properties fo:color="#000000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ff00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0000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00a933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ed4c05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ed4c05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/>
    </style:style>
    <style:style style:name="ce56" style:family="table-cell" style:parent-style-name="Default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f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00a93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ed4c0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64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T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1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1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i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number-columns-repeated="16382"/>
        <table:table-row table:style-name="ro1">
          <table:table-cell table:style-name="ce1" office:value-type="string" calcext:value-type="string">
            <text:p>Building Info</text:p>
          </table:table-cell>
          <table:table-cell/>
          <table:table-cell table:style-name="ce3" table:number-columns-repeated="16382"/>
        </table:table-row>
        <table:table-row table:style-name="ro2">
          <table:table-cell table:style-name="ce2" office:value-type="string" calcext:value-type="string">
            <text:p>Dla administratorów budynków, którzy pragną optymalizować koszty zarządzania budynkami <text:s/>nasza aplikacja Building Info umożliwi pozyskanie informacji o parametrach budynku na poziomie pomieszczeń, kondygnacji oraz całych budynków. Aplikacja będzie dostępna poprzez GUI a także jako zdalne API dzięki czemu można ją zintegrować z istniejącymi narzędziami.</text:p>
          </table:table-cell>
          <table:table-cell/>
          <table:table-cell table:style-name="ce3" table:number-columns-repeated="16382"/>
        </table:table-row>
        <table:table-row table:style-name="ro3">
          <table:table-cell table:number-columns-repeated="2"/>
          <table:table-cell table:style-name="ce3" table:number-columns-repeated="16382"/>
        </table:table-row>
        <table:table-row table:style-name="ro4">
          <table:table-cell table:style-name="ce4" office:value-type="string" calcext:value-type="string">
            <text:p>Struktura danych (do umieszczenia w pliku README.md)</text:p>
            <text:p>• Lokacja to budynek, poziom, lub pomieszczenie</text:p>
            <text:p>• Budynek może składać się z poziomów a te z pomieszczeń</text:p>
            <text:p>• Każda lokalizacja jest charakteryzowana przez:</text:p>
            <text:p>    o id – unikalny identyfikator</text:p>
            <text:p>   o name – opcjonalna nazwa lokalizacji</text:p>
            <text:p>• Pomieszczenie dodatkowo jest charakteryzowane przez:</text:p>
            <text:p>   o area = powierzchnia w m^2</text:p>
            <text:p>   o cube = kubatura pomieszczenia w m^3</text:p>
            <text:p>   o heating = poziom zużycia energii ogrzewania (float)</text:p>
            <text:p>   o light – łączna moc oświetlenia</text:p>
            <text:p/>
          </table:table-cell>
          <table:table-cell/>
          <table:table-cell table:style-name="ce3" table:number-columns-repeated="16382"/>
        </table:table-row>
        <table:table-row table:style-name="ro3">
          <table:table-cell table:number-columns-repeated="2"/>
          <table:table-cell table:style-name="ce3" table:number-columns-repeated="16382"/>
        </table:table-row>
        <table:table-row table:style-name="ro3">
          <table:table-cell office:value-type="string" calcext:value-type="string">
            <text:p>Czas:</text:p>
          </table:table-cell>
          <table:table-cell table:formula="of:=(4+4+4+6)*4" office:value-type="float" office:value="72" calcext:value-type="float">
            <text:p>72</text:p>
          </table:table-cell>
          <table:table-cell table:style-name="ce3" table:number-columns-repeated="16382"/>
        </table:table-row>
        <table:table-row table:style-name="ro5" table:number-rows-repeated="1048569">
          <table:table-cell table:number-columns-repeated="2"/>
          <table:table-cell table:style-name="ce3" table:number-columns-repeated="16382"/>
        </table:table-row>
        <table:table-row table:style-name="ro5">
          <table:table-cell table:number-columns-repeated="2"/>
          <table:table-cell table:style-name="ce3" table:number-columns-repeated="16382"/>
        </table:table-row>
      </table:table>
      <table:table table:name="Product Backlog" table:style-name="ta2">
        <office:forms form:automatic-focus="false" form:apply-design-mode="false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6"/>
        <table:table-column table:style-name="co2" table:default-cell-style-name="Default"/>
        <table:table-column table:style-name="co2" table:number-columns-repeated="16378"/>
        <table:table-row table:style-name="ro6">
          <table:table-cell table:style-name="ce12" office:value-type="string" calcext:value-type="string">
            <text:p>Element rejestru produktu</text:p>
          </table:table-cell>
          <table:table-cell table:style-name="ce18" office:value-type="string" calcext:value-type="string">
            <text:p>Ważność</text:p>
          </table:table-cell>
          <table:table-cell table:style-name="ce18" office:value-type="string" calcext:value-type="string">
            <text:p>Pracochłonność</text:p>
          </table:table-cell>
          <table:table-cell table:style-name="ce18" office:value-type="string" calcext:value-type="string">
            <text:p>Business Value (BV)</text:p>
          </table:table-cell>
          <table:table-cell table:style-name="ce12" office:value-type="string" calcext:value-type="string">
            <text:p>Kryteria akceptacji</text:p>
          </table:table-cell>
          <table:table-cell table:style-name="ce3"/>
          <table:table-cell table:style-name="Default" table:number-columns-repeated="16378"/>
        </table:table-row>
        <table:table-row table:style-name="ro7">
          <table:table-cell table:style-name="ce11" office:value-type="string" calcext:value-type="string">
            <text:p>Jako twórca oprogramowania do zarządzania budynkami mogę korzystać z dostępnych funkcji zdalnie poprzez REST, aby móc <text:s/>zintegrować narzędzie z moimi innymi aplikacjami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string" calcext:value-type="string">
            <text:p>o Wejście w formacie JSON odpowiadające strukturze budynku (listy, słowniki)</text:p>
            <text:p>o Wejście transformowane do postaci modelu obiektowego </text:p>
            <text:p>o Wyjście w formacie JSON</text:p>
            <text:p>o REST API umożliwia uruchomienie dowolnej aktualnie zaimplementowanej funkcji.</text:p>
            <text:p/>
          </table:table-cell>
          <table:table-cell table:style-name="ce28" office:value-type="string" calcext:value-type="string">
            <text:p>x</text:p>
          </table:table-cell>
          <table:table-cell table:style-name="Default" table:number-columns-repeated="16378"/>
        </table:table-row>
        <table:table-row table:style-name="ro8">
          <table:table-cell table:style-name="ce11" office:value-type="string" calcext:value-type="string">
            <text:p>Jako zarządca budynku mogę sprawdzić łączną powierzchnie budynku, poziomu lub pomieszczenia, aby móc prowadzić wyliczenia bazujące na powierzchni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string" calcext:value-type="string">
            <text:p>o Prawidłowo podawane dla pomieszczenia</text:p>
            <text:p>o Dla poziomu wyliczane jako suma powierzchni pomieszczeń na poziomie</text:p>
            <text:p>o Dla budynku wyliczane jako suma powierzchni poziomów</text:p>
            <text:p/>
          </table:table-cell>
          <table:table-cell table:style-name="ce28" office:value-type="string" calcext:value-type="string">
            <text:p>x</text:p>
          </table:table-cell>
          <table:table-cell table:style-name="Default" table:number-columns-repeated="16378"/>
        </table:table-row>
        <table:table-row table:style-name="ro8">
          <table:table-cell table:style-name="ce11" office:value-type="string" calcext:value-type="string">
            <text:p>Jako zarządca budynku mogę sprawdzić łączną kubaturę pomieszczeń w budynku, na poziomu czy też pobrać kubaturę pomieszczenia, aby móc prowadzić wyliczenia bazujące na kubaturze pomieszczeń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string" calcext:value-type="string">
            <text:p>o Prawidłowo podawane dla pomieszczenia</text:p>
            <text:p>o Dla poziomu wyliczane jako suma kubatury pomieszczeń na poziomie</text:p>
            <text:p>o Dla budynku wyliczane jako suma kubatury poziomów</text:p>
            <text:p/>
          </table:table-cell>
          <table:table-cell table:style-name="ce28"/>
          <table:table-cell table:style-name="Default" table:number-columns-repeated="16378"/>
        </table:table-row>
        <table:table-row table:style-name="ro8">
          <table:table-cell table:style-name="ce11" office:value-type="string" calcext:value-type="string">
            <text:p>Jako zarządca budynku mogę obliczyć moc oświetlenia w przeliczeniu na jednostkę powierzchni dla budynku, poziomu, pomieszczenia 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string" calcext:value-type="string">
            <text:p>o Prawidłowo podawane dla pomieszczenia</text:p>
            <text:p>o Dla poziomu wyliczane jako średnia moc na m^2 na poziomie</text:p>
            <text:p>o Dla budynku wyliczane jako średnia moc na poziomach</text:p>
            <text:p/>
          </table:table-cell>
          <table:table-cell table:style-name="ce3"/>
          <table:table-cell table:style-name="Default" table:number-columns-repeated="16378"/>
        </table:table-row>
        <table:table-row table:style-name="ro8">
          <table:table-cell table:style-name="ce11" office:value-type="string" calcext:value-type="string">
            <text:p>Jako zarządca budynku mogę obliczyć zużycie energii na ogrzewanie w przeliczeniu na jednostkę objętości dla budynku, poziomu, pomieszczenia 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string" calcext:value-type="string">
            <text:p>o Prawidłowo podawane dla pomieszczenia</text:p>
            <text:p>o Dla poziomu wyliczane jako średnie zużycie na m^3 na poziomie</text:p>
            <text:p>o Dla budynku wyliczane jako średnie zużycie na poziomach</text:p>
            <text:p/>
          </table:table-cell>
          <table:table-cell table:style-name="ce28"/>
          <table:table-cell table:style-name="Default" table:number-columns-repeated="16378"/>
        </table:table-row>
        <table:table-row table:style-name="ro8">
          <table:table-cell table:style-name="ce16" office:value-type="string" calcext:value-type="string">
            <text:p>Jako zarządca budynku mogę otrzymać informację o pomieszczeniach w budynku, które przekraczają określony poziom zużycia energii cieplnej / m^3 podany jako parametr, aby znaleźć miejsca do poprawy w infrastrukturze.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.5" calcext:value-type="float">
            <text:p>1,5</text:p>
          </table:table-cell>
          <table:table-cell table:style-name="ce16" office:value-type="string" calcext:value-type="string">
            <text:p>o Na wejściu oprócz struktury budynku podana wartość graniczna</text:p>
            <text:p>o Na wyjściu obiekty reprezentujące pomieszczenia przekraczające zadaną normę.</text:p>
            <text:p/>
          </table:table-cell>
          <table:table-cell table:style-name="ce3"/>
          <table:table-cell table:style-name="Default" table:number-columns-repeated="16378"/>
        </table:table-row>
        <table:table-row table:style-name="ro9">
          <table:table-cell table:style-name="ce16" office:value-type="string" calcext:value-type="string">
            <text:p>Jako użytkownik mogę skorzystać z aplikacji za pomocą interfejsu użytkownika </text:p>
          </table:table-cell>
          <table:table-cell table:style-name="ce24" table:number-columns-repeated="3"/>
          <table:table-cell table:style-name="ce16" office:value-type="string" calcext:value-type="string">
            <text:p>Do późniejszej negocjacji</text:p>
          </table:table-cell>
          <table:table-cell table:style-name="ce3"/>
          <table:table-cell table:style-name="Default" table:number-columns-repeated="16378"/>
        </table:table-row>
        <table:table-row table:style-name="ro3" table:number-rows-repeated="2">
          <table:table-cell table:number-columns-repeated="6"/>
          <table:table-cell table:style-name="Default" table:number-columns-repeated="16378"/>
        </table:table-row>
        <table:table-row table:style-name="ro3">
          <table:table-cell/>
          <table:table-cell table:style-name="ce23"/>
          <table:table-cell table:number-columns-repeated="4"/>
          <table:table-cell table:style-name="Default" table:number-columns-repeated="16378"/>
        </table:table-row>
        <table:table-row table:style-name="ro10" table:number-rows-repeated="1048564">
          <table:table-cell table:number-columns-repeated="6"/>
          <table:table-cell table:style-name="Default" table:number-columns-repeated="16378"/>
        </table:table-row>
        <table:table-row table:style-name="ro10">
          <table:table-cell table:number-columns-repeated="6"/>
          <table:table-cell table:style-name="Default" table:number-columns-repeated="16378"/>
        </table:table-row>
      </table:table>
      <table:table table:name="Sprint Backlog #1" table:style-name="ta3">
        <office:forms form:automatic-focus="false" form:apply-design-mode="false"/>
        <table:table-column table:style-name="co8" table:default-cell-style-name="ce17"/>
        <table:table-column table:style-name="co9" table:default-cell-style-name="ce17"/>
        <table:table-column table:style-name="co10" table:default-cell-style-name="ce21"/>
        <table:table-column table:style-name="co2" table:number-columns-repeated="16381"/>
        <table:table-row table:style-name="ro3">
          <table:table-cell table:number-columns-repeated="3"/>
        </table:table-row>
        <table:table-row table:style-name="ro3">
          <table:table-cell table:style-name="ce25"/>
          <table:table-cell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12" office:value-type="string" calcext:value-type="string">
            <text:p>Element rejestru produktu</text:p>
          </table:table-cell>
          <table:table-cell table:style-name="ce12" office:value-type="string" calcext:value-type="string">
            <text:p>Zadania</text:p>
          </table:table-cell>
          <table:table-cell table:style-name="ce18" office:value-type="string" calcext:value-type="string">
            <text:p>Pracochłonność </text:p>
          </table:table-cell>
        </table:table-row>
        <table:table-row table:style-name="ro11">
          <table:table-cell table:style-name="ce31" office:value-type="string" calcext:value-type="string">
            <text:p>Jako twórca oprogramowania do zarządzania budynkami mogę korzystać z dostępnych funkcji zdalnie poprzez REST, aby móc <text:s/>zintegrować narzędzie z moimi innymi aplikacjami</text:p>
          </table:table-cell>
          <table:table-cell table:style-name="ce31" office:value-type="string" calcext:value-type="string">
            <text:p><text:span text:style-name="T1">o Wejście w formacie JSON odpowiadające strukturze budynku (listy, słowniki)</text:span></text:p>
            <text:p/>
            <text:p/>
            <text:p/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3">
          <table:table-cell table:style-name="ce31"/>
          <table:table-cell table:style-name="ce31" office:value-type="string" calcext:value-type="string">
            <text:p>o Wejście transformowane do postaci modelu obiektowego 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3">
          <table:table-cell table:style-name="ce31"/>
          <table:table-cell table:style-name="ce31" office:value-type="string" calcext:value-type="string">
            <text:p>o Wyjście w formacie JSON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9">
          <table:table-cell table:style-name="ce31"/>
          <table:table-cell table:style-name="ce31" office:value-type="string" calcext:value-type="string">
            <text:p>o REST API umożliwia uruchomienie dowolnej aktualnie zaimplementowanej funkcji. 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3">
          <table:table-cell table:style-name="ce32" table:number-columns-repeated="2"/>
          <table:table-cell table:style-name="ce41"/>
        </table:table-row>
        <table:table-row table:style-name="ro12">
          <table:table-cell table:style-name="ce33" office:value-type="string" calcext:value-type="string">
            <text:p>Jako zarządca budynku mogę sprawdzić łączną powierzchnie budynku, poziomu lub pomieszczenia, aby móc prowadzić wyliczenia bazujące na powierzchni</text:p>
          </table:table-cell>
          <table:table-cell table:style-name="ce33" office:value-type="string" calcext:value-type="string">
            <text:p><text:span text:style-name="T1">o Prawidłowo podawane dla pomieszczenia</text:span></text:p>
            <text:p/>
            <text:p/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13">
          <table:table-cell table:style-name="ce33"/>
          <table:table-cell table:style-name="ce33" office:value-type="string" calcext:value-type="string">
            <text:p/>
            <text:p><text:span text:style-name="T1">o Dla poziomu wyliczane jako suma powierzchni pomieszczeń na poziomie</text:span>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13">
          <table:table-cell table:style-name="ce33"/>
          <table:table-cell table:style-name="ce33" office:value-type="string" calcext:value-type="string">
            <text:p>o Dla budynku wyliczane jako suma powierzchni poziomów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13">
          <table:table-cell table:style-name="ce32" table:number-columns-repeated="2"/>
          <table:table-cell table:style-name="ce41"/>
        </table:table-row>
        <table:table-row table:style-name="ro8">
          <table:table-cell table:style-name="ce34" office:value-type="string" calcext:value-type="string">
            <text:p>Jako zarządca budynku mogę sprawdzić łączną kubaturę pomieszczeń w budynku, na poziomu czy też pobrać kubaturę pomieszczenia, aby móc prowadzić wyliczenia bazujące na kubaturze pomieszczeń</text:p>
          </table:table-cell>
          <table:table-cell table:style-name="ce34" office:value-type="string" calcext:value-type="string">
            <text:p><text:span text:style-name="T1">o Prawidłowo podawane dla pomieszczenia</text:span></text:p>
            <text:p/>
            <text:p/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9">
          <table:table-cell table:style-name="ce34"/>
          <table:table-cell table:style-name="ce34" office:value-type="string" calcext:value-type="string">
            <text:p>o Dla poziomu wyliczane jako suma kubatury pomieszczeń na poziomie</text:p>
          </table:table-cell>
          <table:table-cell table:style-name="ce43" office:value-type="float" office:value="2" calcext:value-type="float">
            <text:p>2</text:p>
          </table:table-cell>
        </table:table-row>
        <table:table-row table:style-name="ro3">
          <table:table-cell table:style-name="ce34"/>
          <table:table-cell table:style-name="ce34" office:value-type="string" calcext:value-type="string">
            <text:p>o Dla budynku wyliczane jako suma kubatury poziomów</text:p>
          </table:table-cell>
          <table:table-cell table:style-name="ce43" office:value-type="float" office:value="2" calcext:value-type="float">
            <text:p>2</text:p>
          </table:table-cell>
        </table:table-row>
        <table:table-row table:style-name="ro3">
          <table:table-cell table:style-name="ce35" table:number-columns-repeated="2"/>
          <table:table-cell table:style-name="ce44"/>
        </table:table-row>
        <table:table-row table:style-name="ro14">
          <table:table-cell table:style-name="ce36" office:value-type="string" calcext:value-type="string">
            <text:p>Jako zarządca budynku mogę obliczyć zużycie energii na ogrzewanie w przeliczeniu na jednostkę objętości dla budynku, poziomu, pomieszczenia </text:p>
          </table:table-cell>
          <table:table-cell table:style-name="ce36" office:value-type="string" calcext:value-type="string">
            <text:p><text:span text:style-name="T2">o Prawidłowo podawane dla pomieszczenia</text:span></text:p>
            <text:p/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9">
          <table:table-cell table:style-name="ce37"/>
          <table:table-cell table:style-name="ce36" office:value-type="string" calcext:value-type="string">
            <text:p>o Dla poziomu wyliczane jako średnie zużycie na m^3 na poziomie</text:p>
          </table:table-cell>
          <table:table-cell table:style-name="ce45" office:value-type="float" office:value="2" calcext:value-type="float">
            <text:p>2</text:p>
          </table:table-cell>
        </table:table-row>
        <table:table-row table:style-name="ro9">
          <table:table-cell table:style-name="ce37"/>
          <table:table-cell table:style-name="ce36" office:value-type="string" calcext:value-type="string">
            <text:p/>
            <text:p><text:span text:style-name="T1">o Dla budynku wyliczane jako średnie zużycie na poziomach</text:span></text:p>
          </table:table-cell>
          <table:table-cell table:style-name="ce45" office:value-type="float" office:value="2" calcext:value-type="float">
            <text:p>2</text:p>
          </table:table-cell>
        </table:table-row>
        <table:table-row table:style-name="ro10">
          <table:table-cell table:number-columns-repeated="3"/>
        </table:table-row>
        <table:table-row table:style-name="ro15">
          <table:table-cell table:style-name="ce54" office:value-type="string" calcext:value-type="string">
            <text:p>Jako zarządca budynku mogę obliczyć moc oświetlenia w przeliczeniu na jednostkę powierzchni dla budynku, poziomu, pomieszczenia </text:p>
          </table:table-cell>
          <table:table-cell table:style-name="ce54" office:value-type="string" calcext:value-type="string">
            <text:p>o Prawidłowo podawane dla pomieszczenia 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6">
          <table:table-cell table:style-name="ce54"/>
          <table:table-cell table:style-name="ce54" office:value-type="string" calcext:value-type="string">
            <text:p>o Dla poziomu wyliczane jako średnia moc na m^2 na poziomie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7">
          <table:table-cell table:style-name="ce54"/>
          <table:table-cell table:style-name="ce56" office:value-type="string" calcext:value-type="string">
            <text:p>o Dla budynku wyliczane jako średnia moc na poziomach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0">
          <table:table-cell table:style-name="ce55" table:number-columns-repeated="2"/>
          <table:table-cell table:style-name="ce65"/>
        </table:table-row>
        <table:table-row table:style-name="ro10" table:number-rows-repeated="1048550">
          <table:table-cell table:number-columns-repeated="3"/>
        </table:table-row>
        <table:table-row table:style-name="ro10">
          <table:table-cell table:number-columns-repeated="3"/>
        </table:table-row>
      </table:table>
      <table:named-expressions/>
      <table:database-ranges>
        <table:database-range table:name="Tabela2" table:target-range-address="'Product Backlog'.A1:'Product Backlog'.E8" table:display-filter-buttons="true"/>
        <table:database-range table:name="Tabela3" table:target-range-address="'Sprint Backlog #1'.A4:'Sprint Backlog #1'.C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zł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zł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zł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zł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zł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zł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zł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zł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zł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zł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zł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zł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zł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zł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Motyw pakietu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15:39:13.46043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pis" style:display-name="PageStyle_Op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_20_Backlog_20__23_1" style:display-name="PageStyle_Sprint Backlog #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Ochodek</meta:initial-creator>
    <meta:creation-date>2018-10-19T20:19:30</meta:creation-date>
    <dc:date>2025-12-01T16:24:17.688477000</dc:date>
    <meta:generator>LibreOffice/25.8.3.2$Windows_X86_64 LibreOffice_project/8ca8d55c161d602844f5428fa4b58097424e324e</meta:generator>
    <meta:editing-duration>PT1H12M5S</meta:editing-duration>
    <meta:editing-cycles>8</meta:editing-cycles>
    <meta:document-statistic meta:table-count="3" meta:cell-count="84" meta:object-count="0"/>
    <meta:user-defined meta:name="AppVersion">16.0300</meta:user-defined>
  </office:meta>
</office:document-meta>
</file>